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³Ð'68ðÿ¿ˆÛ`'1" svg:font-family="³Ð'68ðÿ¿ˆÛ`'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size-asian="11pt" style:font-size-complex="11pt"/>
    </style:style>
    <style:style style:name="P2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name-asian="³Ð'68ðÿ¿ˆÛ`'1" style:font-size-asian="11pt" style:font-name-complex="³Ð'68ðÿ¿ˆÛ`'1" style:font-size-complex="11pt"/>
    </style:style>
    <style:style style:name="P3" style:family="paragraph" style:parent-style-name="Normal_20__28_Web_29_">
      <style:paragraph-properties fo:margin-top="0.049cm" fo:margin-bottom="0.049cm"/>
    </style:style>
    <style:style style:name="P4" style:family="paragraph" style:parent-style-name="Normal_20__28_Web_29_">
      <style:paragraph-properties fo:margin-top="0.049cm" fo:margin-bottom="0.049cm" fo:line-height="0.559cm" fo:text-align="start" style:justify-single-word="false" style:text-autospace="none"/>
      <style:text-properties style:font-name="Arial" fo:font-size="11pt" style:font-name-asian="³Ð'68ðÿ¿ˆÛ`'1" style:font-size-asian="11pt" style:font-name-complex="Arial" style:font-size-complex="11pt"/>
    </style:style>
    <style:style style:name="P5" style:family="paragraph" style:parent-style-name="Standard">
      <style:paragraph-properties fo:line-height="0.559cm" fo:text-align="start" style:justify-single-word="false" style:text-autospace="none"/>
      <style:text-properties style:font-name="Helvetica" fo:font-size="11pt" style:font-size-asian="11pt" style:font-size-complex="11pt"/>
    </style:style>
    <style:style style:name="T1" style:family="text">
      <style:text-properties style:font-name="Arial" fo:font-size="11pt" fo:font-weight="bold" style:font-size-asian="11pt" style:font-weight-asian="bold" style:font-name-complex="Arial"/>
    </style:style>
    <style:style style:name="T2" style:family="text">
      <style:text-properties style:font-name="Arial" fo:font-size="11pt" style:font-size-asian="11pt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el: School of Normal – Normallik Okulu</text:p>
      <text:p text:style-name="P1"/>
      <text:p text:style-name="P1">Im Rahmen von New Hamburg, Deutsches Schauspielhaus Hamburg</text:p>
      <text:p text:style-name="P1">In der Schule auf der Veddel</text:p>
      <text:p text:style-name="P1"/>
      <text:p text:style-name="P2">mit Jugendlichen und <text:s/>Kindern aus Hamburg Veddel/Wilhelmsburg</text:p>
      <text:p text:style-name="P3"><text:span text:style-name="T1">PROJEKTLEITUNG</text:span><text:span text:style-name="T2"> Katharina Oberlik </text:span></text:p>
      <text:p text:style-name="P3"><text:span text:style-name="T1">MITARBEIT PROJEKTLEITUNG</text:span><text:span text:style-name="T2"> Anja Kerschkewicz, Ron Zimmering </text:span></text:p>
      <text:p text:style-name="P3"><text:span text:style-name="T1">VIDEO</text:span><text:span text:style-name="T2"> Helena Wittmann </text:span></text:p>
      <text:p text:style-name="P3"><text:span text:style-name="T1">BÜHNE</text:span><text:span text:style-name="T2"> Michael Graessner </text:span></text:p>
      <text:p text:style-name="P3"><text:span text:style-name="T1">KOSTÜM</text:span><text:span text:style-name="T2"> Hannah Petersen </text:span></text:p>
      <text:p text:style-name="P3"><text:span text:style-name="T1">HOSPITANZ</text:span><text:span text:style-name="T2"> Almut Schlepper, Anngret Schultze, Christina Mücke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³Ð'68ðÿ¿ˆÛ`'1" svg:font-family="³Ð'68ðÿ¿ˆÛ`'1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049cm" fo:margin-bottom="0.049c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7T08:46:32</meta:creation-date>
    <dc:date>2015-03-17T09:15:33</dc:date>
    <meta:editing-duration>PT8M16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10" meta:word-count="53" meta:character-count="409"/>
  </office:meta>
</office:document-meta>
</file>